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0.8598in" svg:y="2.4783in">
            <draw:object draw:notify-on-update-of-ranges="Sheet1.A18:Sheet1.A23 Sheet1.B18:Sheet1.B23 Sheet1.C18:Sheet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8563in" svg:y="6.3031in">
            <draw:object draw:notify-on-update-of-ranges="Sheet1.A26:Sheet1.A31 Sheet1.B26:Sheet1.B31 Sheet1.C26:Sheet1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4.0874in" svg:y="2.5409in">
            <draw:object draw:notify-on-update-of-ranges="Sheet1.A34:Sheet1.A39 Sheet1.B34:Sheet1.B39 Sheet1.C34:Sheet1.C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/>
          <table:table-cell office:value-type="string" calcext:value-type="string">
            <text:p>kafka0</text:p>
          </table:table-cell>
          <table:table-cell office:value-type="string" calcext:value-type="string">
            <text:p>orderer0</text:p>
          </table:table-cell>
          <table:table-cell office:value-type="string" calcext:value-type="string">
            <text:p>peer0Org1</text:p>
          </table:table-cell>
          <table:table-cell office:value-type="string" calcext:value-type="string">
            <text:p>peer1Org1</text:p>
          </table:table-cell>
          <table:table-cell office:value-type="string" calcext:value-type="string">
            <text:p>peer0Org2</text:p>
          </table:table-cell>
          <table:table-cell office:value-type="string" calcext:value-type="string">
            <text:p>peer1Org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23.4886723102745" calcext:value-type="float">
            <text:p>23.4886723102745</text:p>
          </table:table-cell>
          <table:table-cell office:value-type="float" office:value="74.2942461938303" calcext:value-type="float">
            <text:p>74.2942461938303</text:p>
          </table:table-cell>
          <table:table-cell office:value-type="float" office:value="169.519840386213" calcext:value-type="float">
            <text:p>169.519840386213</text:p>
          </table:table-cell>
          <table:table-cell office:value-type="float" office:value="178.549667992464" calcext:value-type="float">
            <text:p>178.549667992464</text:p>
          </table:table-cell>
          <table:table-cell office:value-type="float" office:value="169.250059710001" calcext:value-type="float">
            <text:p>169.250059710001</text:p>
          </table:table-cell>
          <table:table-cell office:value-type="float" office:value="161.88932725328" calcext:value-type="float">
            <text:p>161.889327253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70.977556897959" calcext:value-type="float">
            <text:p>470.977556897959</text:p>
          </table:table-cell>
          <table:table-cell office:value-type="float" office:value="77.7526961632653" calcext:value-type="float">
            <text:p>77.7526961632653</text:p>
          </table:table-cell>
          <table:table-cell office:value-type="float" office:value="823.818448979592" calcext:value-type="float">
            <text:p>823.818448979592</text:p>
          </table:table-cell>
          <table:table-cell office:value-type="float" office:value="824.272519836735" calcext:value-type="float">
            <text:p>824.272519836735</text:p>
          </table:table-cell>
          <table:table-cell office:value-type="float" office:value="829.949659428571" calcext:value-type="float">
            <text:p>829.949659428571</text:p>
          </table:table-cell>
          <table:table-cell office:value-type="float" office:value="825.760872489796" calcext:value-type="float">
            <text:p>825.7608724897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49.446478727084" calcext:value-type="float">
            <text:p>49.446478727084</text:p>
          </table:table-cell>
          <table:table-cell office:value-type="float" office:value="53.9756116956789" calcext:value-type="float">
            <text:p>53.9756116956789</text:p>
          </table:table-cell>
          <table:table-cell office:value-type="float" office:value="68.4457703096777" calcext:value-type="float">
            <text:p>68.4457703096777</text:p>
          </table:table-cell>
          <table:table-cell office:value-type="float" office:value="62.4080641706592" calcext:value-type="float">
            <text:p>62.4080641706592</text:p>
          </table:table-cell>
          <table:table-cell office:value-type="float" office:value="67.8380631504784" calcext:value-type="float">
            <text:p>67.8380631504784</text:p>
          </table:table-cell>
          <table:table-cell office:value-type="float" office:value="63.2246258694177" calcext:value-type="float">
            <text:p>63.22462586941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0.0288646193234175" calcext:value-type="float">
            <text:p>0.028864619323418</text:p>
          </table:table-cell>
          <table:table-cell office:value-type="float" office:value="3.88893740505636" calcext:value-type="float">
            <text:p>3.88893740505636</text:p>
          </table:table-cell>
          <table:table-cell office:value-type="float" office:value="7.17989638841655" calcext:value-type="float">
            <text:p>7.17989638841655</text:p>
          </table:table-cell>
          <table:table-cell office:value-type="float" office:value="7.18705351019248" calcext:value-type="float">
            <text:p>7.18705351019248</text:p>
          </table:table-cell>
          <table:table-cell office:value-type="float" office:value="7.17107050128087" calcext:value-type="float">
            <text:p>7.17107050128087</text:p>
          </table:table-cell>
          <table:table-cell office:value-type="float" office:value="7.19184793738829" calcext:value-type="float">
            <text:p>7.191847937388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rocessing time</text:p>
          </table:table-cell>
          <table:table-cell office:value-type="float" office:value="3.06433004814524" calcext:value-type="float">
            <text:p>3.06433004814524</text:p>
          </table:table-cell>
          <table:table-cell office:value-type="float" office:value="3.06741820378437" calcext:value-type="float">
            <text:p>3.06741820378437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23.3368939461731" calcext:value-type="float">
            <text:p>23.3368939461731</text:p>
          </table:table-cell>
          <table:table-cell office:value-type="float" office:value="75.2320772878746" calcext:value-type="float">
            <text:p>75.2320772878746</text:p>
          </table:table-cell>
          <table:table-cell office:value-type="float" office:value="180.689047042484" calcext:value-type="float">
            <text:p>180.689047042484</text:p>
          </table:table-cell>
          <table:table-cell office:value-type="float" office:value="188.137188277489" calcext:value-type="float">
            <text:p>188.137188277489</text:p>
          </table:table-cell>
          <table:table-cell office:value-type="float" office:value="178.416023095571" calcext:value-type="float">
            <text:p>178.416023095571</text:p>
          </table:table-cell>
          <table:table-cell office:value-type="float" office:value="175.254551962224" calcext:value-type="float">
            <text:p>175.2545519622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95.694377513514" calcext:value-type="float">
            <text:p>495.694377513514</text:p>
          </table:table-cell>
          <table:table-cell office:value-type="float" office:value="94.2004722162162" calcext:value-type="float">
            <text:p>94.2004722162162</text:p>
          </table:table-cell>
          <table:table-cell office:value-type="float" office:value="1085.52435545946" calcext:value-type="float">
            <text:p>1085.52435545946</text:p>
          </table:table-cell>
          <table:table-cell office:value-type="float" office:value="1062.25387243243" calcext:value-type="float">
            <text:p>1062.25387243243</text:p>
          </table:table-cell>
          <table:table-cell office:value-type="float" office:value="1084.5100972973" calcext:value-type="float">
            <text:p>1084.5100972973</text:p>
          </table:table-cell>
          <table:table-cell office:value-type="float" office:value="1082.22109751351" calcext:value-type="float">
            <text:p>1082.221097513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61.5922471153208" calcext:value-type="float">
            <text:p>61.5922471153208</text:p>
          </table:table-cell>
          <table:table-cell office:value-type="float" office:value="53.2906847064579" calcext:value-type="float">
            <text:p>53.2906847064579</text:p>
          </table:table-cell>
          <table:table-cell office:value-type="float" office:value="61.7746186229635" calcext:value-type="float">
            <text:p>61.7746186229635</text:p>
          </table:table-cell>
          <table:table-cell office:value-type="float" office:value="48.5461051601583" calcext:value-type="float">
            <text:p>48.5461051601583</text:p>
          </table:table-cell>
          <table:table-cell office:value-type="float" office:value="67.4246012783199" calcext:value-type="float">
            <text:p>67.4246012783199</text:p>
          </table:table-cell>
          <table:table-cell office:value-type="float" office:value="66.411850203149" calcext:value-type="float">
            <text:p>66.411850203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0.00094191583860489" calcext:value-type="float">
            <text:p>0.000941915838605</text:p>
          </table:table-cell>
          <table:table-cell office:value-type="float" office:value="4.06948013778808" calcext:value-type="float">
            <text:p>4.06948013778808</text:p>
          </table:table-cell>
          <table:table-cell office:value-type="float" office:value="7.61582154650052" calcext:value-type="float">
            <text:p>7.61582154650052</text:p>
          </table:table-cell>
          <table:table-cell office:value-type="float" office:value="7.63592408244838" calcext:value-type="float">
            <text:p>7.63592408244838</text:p>
          </table:table-cell>
          <table:table-cell office:value-type="float" office:value="7.65414136320152" calcext:value-type="float">
            <text:p>7.65414136320152</text:p>
          </table:table-cell>
          <table:table-cell office:value-type="float" office:value="7.61933250060797" calcext:value-type="float">
            <text:p>7.619332500607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rocessing time</text:p>
          </table:table-cell>
          <table:table-cell office:value-type="float" office:value="2.26019147332581" calcext:value-type="float">
            <text:p>2.26019147332581</text:p>
          </table:table-cell>
          <table:table-cell office:value-type="float" office:value="2.26295530432687" calcext:value-type="float">
            <text:p>2.26295530432687</text:p>
          </table:table-cell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kafka0</text:p>
          </table:table-cell>
          <table:table-cell office:value-type="float" office:value="23.4886723102745" calcext:value-type="float">
            <text:p>23.4886723102745</text:p>
          </table:table-cell>
          <table:table-cell office:value-type="float" office:value="23.3368939461731" calcext:value-type="float">
            <text:p>23.33689394617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derer0</text:p>
          </table:table-cell>
          <table:table-cell office:value-type="float" office:value="74.2942461938303" calcext:value-type="float">
            <text:p>74.2942461938303</text:p>
          </table:table-cell>
          <table:table-cell office:value-type="float" office:value="75.2320772878746" calcext:value-type="float">
            <text:p>75.23207728787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0Org1</text:p>
          </table:table-cell>
          <table:table-cell office:value-type="float" office:value="169.519840386213" calcext:value-type="float">
            <text:p>169.519840386213</text:p>
          </table:table-cell>
          <table:table-cell office:value-type="float" office:value="180.689047042484" calcext:value-type="float">
            <text:p>180.6890470424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1Org1</text:p>
          </table:table-cell>
          <table:table-cell office:value-type="float" office:value="178.549667992464" calcext:value-type="float">
            <text:p>178.549667992464</text:p>
          </table:table-cell>
          <table:table-cell office:value-type="float" office:value="188.137188277489" calcext:value-type="float">
            <text:p>188.1371882774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0Org2</text:p>
          </table:table-cell>
          <table:table-cell office:value-type="float" office:value="169.250059710001" calcext:value-type="float">
            <text:p>169.250059710001</text:p>
          </table:table-cell>
          <table:table-cell office:value-type="float" office:value="178.416023095571" calcext:value-type="float">
            <text:p>178.4160230955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1Org2</text:p>
          </table:table-cell>
          <table:table-cell office:value-type="float" office:value="161.88932725328" calcext:value-type="float">
            <text:p>161.88932725328</text:p>
          </table:table-cell>
          <table:table-cell office:value-type="float" office:value="175.254551962224" calcext:value-type="float">
            <text:p>175.254551962224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kafka0</text:p>
          </table:table-cell>
          <table:table-cell office:value-type="float" office:value="470.977556897959" calcext:value-type="float">
            <text:p>470.977556897959</text:p>
          </table:table-cell>
          <table:table-cell office:value-type="float" office:value="495.694377513514" calcext:value-type="float">
            <text:p>495.6943775135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derer0</text:p>
          </table:table-cell>
          <table:table-cell office:value-type="float" office:value="77.7526961632653" calcext:value-type="float">
            <text:p>77.7526961632653</text:p>
          </table:table-cell>
          <table:table-cell office:value-type="float" office:value="94.2004722162162" calcext:value-type="float">
            <text:p>94.20047221621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0Org1</text:p>
          </table:table-cell>
          <table:table-cell office:value-type="float" office:value="823.818448979592" calcext:value-type="float">
            <text:p>823.818448979592</text:p>
          </table:table-cell>
          <table:table-cell office:value-type="float" office:value="1085.52435545946" calcext:value-type="float">
            <text:p>1085.524355459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1Org1</text:p>
          </table:table-cell>
          <table:table-cell office:value-type="float" office:value="824.272519836735" calcext:value-type="float">
            <text:p>824.272519836735</text:p>
          </table:table-cell>
          <table:table-cell office:value-type="float" office:value="1062.25387243243" calcext:value-type="float">
            <text:p>1062.253872432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0Org2</text:p>
          </table:table-cell>
          <table:table-cell office:value-type="float" office:value="829.949659428571" calcext:value-type="float">
            <text:p>829.949659428571</text:p>
          </table:table-cell>
          <table:table-cell office:value-type="float" office:value="1084.5100972973" calcext:value-type="float">
            <text:p>1084.51009729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1Org2</text:p>
          </table:table-cell>
          <table:table-cell office:value-type="float" office:value="825.760872489796" calcext:value-type="float">
            <text:p>825.760872489796</text:p>
          </table:table-cell>
          <table:table-cell office:value-type="float" office:value="1082.22109751351" calcext:value-type="float">
            <text:p>1082.22109751351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kafka0</text:p>
          </table:table-cell>
          <table:table-cell office:value-type="float" office:value="49.446478727084" calcext:value-type="float">
            <text:p>49.446478727084</text:p>
          </table:table-cell>
          <table:table-cell office:value-type="float" office:value="61.5922471153208" calcext:value-type="float">
            <text:p>61.59224711532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derer0</text:p>
          </table:table-cell>
          <table:table-cell office:value-type="float" office:value="53.9756116956789" calcext:value-type="float">
            <text:p>53.9756116956789</text:p>
          </table:table-cell>
          <table:table-cell office:value-type="float" office:value="53.2906847064579" calcext:value-type="float">
            <text:p>53.29068470645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0Org1</text:p>
          </table:table-cell>
          <table:table-cell office:value-type="float" office:value="68.4457703096777" calcext:value-type="float">
            <text:p>68.4457703096777</text:p>
          </table:table-cell>
          <table:table-cell office:value-type="float" office:value="61.7746186229635" calcext:value-type="float">
            <text:p>61.77461862296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1Org1</text:p>
          </table:table-cell>
          <table:table-cell office:value-type="float" office:value="62.4080641706592" calcext:value-type="float">
            <text:p>62.4080641706592</text:p>
          </table:table-cell>
          <table:table-cell office:value-type="float" office:value="48.5461051601583" calcext:value-type="float">
            <text:p>48.54610516015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0Org2</text:p>
          </table:table-cell>
          <table:table-cell office:value-type="float" office:value="67.8380631504784" calcext:value-type="float">
            <text:p>67.8380631504784</text:p>
          </table:table-cell>
          <table:table-cell office:value-type="float" office:value="67.4246012783199" calcext:value-type="float">
            <text:p>67.42460127831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1Org2</text:p>
          </table:table-cell>
          <table:table-cell office:value-type="float" office:value="63.2246258694177" calcext:value-type="float">
            <text:p>63.2246258694177</text:p>
          </table:table-cell>
          <table:table-cell office:value-type="float" office:value="66.411850203149" calcext:value-type="float">
            <text:p>66.411850203149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0:44:32.856463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20:28:30.065274433</meta:creation-date>
    <dc:date>2021-03-09T10:50:59.046814593</dc:date>
    <meta:editing-duration>PT10M51S</meta:editing-duration>
    <meta:editing-cycles>2</meta:editing-cycles>
    <meta:generator>LibreOffice/7.1.0.3$Linux_X86_64 LibreOffice_project/10$Build-3</meta:generator>
    <meta:document-statistic meta:table-count="1" meta:cell-count="12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radar" chart:style-name="ch1">
        <chart:legend chart:legend-position="end" svg:x="13.146cm" svg:y="3.954cm" style:legend-expansion="high" chart:style-name="ch2"/>
        <chart:plot-area chart:style-name="ch3" table:cell-range-address="Sheet1.A18:Sheet1.C23" chart:data-source-has-labels="column" svg:x="0.319cm" svg:y="0.18cm" svg:width="12.508cm" svg:height="8.645cm">
          <chart:coordinate-region svg:x="3.224cm" svg:y="1.154cm" svg:width="6.697cm" svg:height="6.697cm"/>
          <chart:axis chart:dimension="x" chart:name="primary-x" chart:style-name="ch4" chartooo:axis-type="auto">
            <chartooo:date-scale/>
            <chart:categories table:cell-range-address="Sheet1.A18:Sheet1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8:Sheet1.B23" chart:class="chart:radar">
            <chart:data-point chart:repeated="6"/>
          </chart:series>
          <chart:series chart:style-name="ch7" chart:values-cell-range-address="Sheet1.C18:Sheet1.C23" chart:class="chart:rad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kafka0</text:p>
                <draw:g>
                  <svg:desc>Sheet1.A18:Sheet1.A23</svg:desc>
                </draw:g>
              </table:table-cell>
              <table:table-cell office:value-type="float" office:value="23.4886723102745">
                <text:p>23.4886723102745</text:p>
                <draw:g>
                  <svg:desc>Sheet1.B18:Sheet1.B23</svg:desc>
                </draw:g>
              </table:table-cell>
              <table:table-cell office:value-type="float" office:value="23.3368939461731">
                <text:p>23.3368939461731</text:p>
                <draw:g>
                  <svg:desc>Sheet1.C18:Sheet1.C23</svg:desc>
                </draw:g>
              </table:table-cell>
            </table:table-row>
            <table:table-row>
              <table:table-cell office:value-type="string">
                <text:p>orderer0</text:p>
              </table:table-cell>
              <table:table-cell office:value-type="float" office:value="74.2942461938303">
                <text:p>74.2942461938303</text:p>
              </table:table-cell>
              <table:table-cell office:value-type="float" office:value="75.2320772878746">
                <text:p>75.2320772878746</text:p>
              </table:table-cell>
            </table:table-row>
            <table:table-row>
              <table:table-cell office:value-type="string">
                <text:p>peer0Org1</text:p>
              </table:table-cell>
              <table:table-cell office:value-type="float" office:value="169.519840386213">
                <text:p>169.519840386213</text:p>
              </table:table-cell>
              <table:table-cell office:value-type="float" office:value="180.689047042484">
                <text:p>180.689047042484</text:p>
              </table:table-cell>
            </table:table-row>
            <table:table-row>
              <table:table-cell office:value-type="string">
                <text:p>peer1Org1</text:p>
              </table:table-cell>
              <table:table-cell office:value-type="float" office:value="178.549667992464">
                <text:p>178.549667992464</text:p>
              </table:table-cell>
              <table:table-cell office:value-type="float" office:value="188.137188277489">
                <text:p>188.137188277489</text:p>
              </table:table-cell>
            </table:table-row>
            <table:table-row>
              <table:table-cell office:value-type="string">
                <text:p>peer0Org2</text:p>
              </table:table-cell>
              <table:table-cell office:value-type="float" office:value="169.250059710001">
                <text:p>169.250059710001</text:p>
              </table:table-cell>
              <table:table-cell office:value-type="float" office:value="178.416023095571">
                <text:p>178.416023095571</text:p>
              </table:table-cell>
            </table:table-row>
            <table:table-row>
              <table:table-cell office:value-type="string">
                <text:p>peer1Org2</text:p>
              </table:table-cell>
              <table:table-cell office:value-type="float" office:value="161.88932725328">
                <text:p>161.88932725328</text:p>
              </table:table-cell>
              <table:table-cell office:value-type="float" office:value="175.254551962224">
                <text:p>175.254551962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148cm" svg:y="3.952cm" style:legend-expansion="high" chart:style-name="ch2"/>
        <chart:plot-area chart:style-name="ch3" table:cell-range-address="Sheet1.A26:Sheet1.C31" chart:data-source-has-labels="column" svg:x="0.32cm" svg:y="0.18cm" svg:width="12.508cm" svg:height="8.64cm">
          <chart:coordinate-region svg:x="3.227cm" svg:y="1.154cm" svg:width="6.693cm" svg:height="6.693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31" chart:class="chart:radar">
            <chart:data-point chart:repeated="6"/>
          </chart:series>
          <chart:series chart:style-name="ch7" chart:values-cell-range-address="Sheet1.C26:Sheet1.C31" chart:class="chart:rad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kafka0</text:p>
                <draw:g>
                  <svg:desc>Sheet1.A26:Sheet1.A31</svg:desc>
                </draw:g>
              </table:table-cell>
              <table:table-cell office:value-type="float" office:value="470.977556897959">
                <text:p>470.977556897959</text:p>
                <draw:g>
                  <svg:desc>Sheet1.B26:Sheet1.B31</svg:desc>
                </draw:g>
              </table:table-cell>
              <table:table-cell office:value-type="float" office:value="495.694377513514">
                <text:p>495.694377513514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orderer0</text:p>
              </table:table-cell>
              <table:table-cell office:value-type="float" office:value="77.7526961632653">
                <text:p>77.7526961632653</text:p>
              </table:table-cell>
              <table:table-cell office:value-type="float" office:value="94.2004722162162">
                <text:p>94.2004722162162</text:p>
              </table:table-cell>
            </table:table-row>
            <table:table-row>
              <table:table-cell office:value-type="string">
                <text:p>peer0Org1</text:p>
              </table:table-cell>
              <table:table-cell office:value-type="float" office:value="823.818448979592">
                <text:p>823.818448979592</text:p>
              </table:table-cell>
              <table:table-cell office:value-type="float" office:value="1085.52435545946">
                <text:p>1085.52435545946</text:p>
              </table:table-cell>
            </table:table-row>
            <table:table-row>
              <table:table-cell office:value-type="string">
                <text:p>peer1Org1</text:p>
              </table:table-cell>
              <table:table-cell office:value-type="float" office:value="824.272519836735">
                <text:p>824.272519836735</text:p>
              </table:table-cell>
              <table:table-cell office:value-type="float" office:value="1062.25387243243">
                <text:p>1062.25387243243</text:p>
              </table:table-cell>
            </table:table-row>
            <table:table-row>
              <table:table-cell office:value-type="string">
                <text:p>peer0Org2</text:p>
              </table:table-cell>
              <table:table-cell office:value-type="float" office:value="829.949659428571">
                <text:p>829.949659428571</text:p>
              </table:table-cell>
              <table:table-cell office:value-type="float" office:value="1084.5100972973">
                <text:p>1084.5100972973</text:p>
              </table:table-cell>
            </table:table-row>
            <table:table-row>
              <table:table-cell office:value-type="string">
                <text:p>peer1Org2</text:p>
              </table:table-cell>
              <table:table-cell office:value-type="float" office:value="825.760872489796">
                <text:p>825.760872489796</text:p>
              </table:table-cell>
              <table:table-cell office:value-type="float" office:value="1082.22109751351">
                <text:p>1082.221097513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radar" chart:style-name="ch1">
        <chart:legend chart:legend-position="end" svg:x="13.146cm" svg:y="3.955cm" style:legend-expansion="high" chart:style-name="ch2"/>
        <chart:plot-area chart:style-name="ch3" table:cell-range-address="Sheet1.A34:Sheet1.C39" chart:data-source-has-labels="column" svg:x="0.319cm" svg:y="0.18cm" svg:width="12.508cm" svg:height="8.646cm">
          <chart:coordinate-region svg:x="3.224cm" svg:y="1.155cm" svg:width="6.697cm" svg:height="6.697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39" chart:class="chart:radar">
            <chart:data-point chart:repeated="6"/>
          </chart:series>
          <chart:series chart:style-name="ch7" chart:values-cell-range-address="Sheet1.C34:Sheet1.C39" chart:class="chart:rad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kafka0</text:p>
                <draw:g>
                  <svg:desc>Sheet1.A34:Sheet1.A39</svg:desc>
                </draw:g>
              </table:table-cell>
              <table:table-cell office:value-type="float" office:value="49.446478727084">
                <text:p>49.446478727084</text:p>
                <draw:g>
                  <svg:desc>Sheet1.B34:Sheet1.B39</svg:desc>
                </draw:g>
              </table:table-cell>
              <table:table-cell office:value-type="float" office:value="61.5922471153208">
                <text:p>61.5922471153208</text:p>
                <draw:g>
                  <svg:desc>Sheet1.C34:Sheet1.C39</svg:desc>
                </draw:g>
              </table:table-cell>
            </table:table-row>
            <table:table-row>
              <table:table-cell office:value-type="string">
                <text:p>orderer0</text:p>
              </table:table-cell>
              <table:table-cell office:value-type="float" office:value="53.9756116956789">
                <text:p>53.9756116956789</text:p>
              </table:table-cell>
              <table:table-cell office:value-type="float" office:value="53.2906847064579">
                <text:p>53.2906847064579</text:p>
              </table:table-cell>
            </table:table-row>
            <table:table-row>
              <table:table-cell office:value-type="string">
                <text:p>peer0Org1</text:p>
              </table:table-cell>
              <table:table-cell office:value-type="float" office:value="68.4457703096777">
                <text:p>68.4457703096777</text:p>
              </table:table-cell>
              <table:table-cell office:value-type="float" office:value="61.7746186229635">
                <text:p>61.7746186229635</text:p>
              </table:table-cell>
            </table:table-row>
            <table:table-row>
              <table:table-cell office:value-type="string">
                <text:p>peer1Org1</text:p>
              </table:table-cell>
              <table:table-cell office:value-type="float" office:value="62.4080641706592">
                <text:p>62.4080641706592</text:p>
              </table:table-cell>
              <table:table-cell office:value-type="float" office:value="48.5461051601583">
                <text:p>48.5461051601583</text:p>
              </table:table-cell>
            </table:table-row>
            <table:table-row>
              <table:table-cell office:value-type="string">
                <text:p>peer0Org2</text:p>
              </table:table-cell>
              <table:table-cell office:value-type="float" office:value="67.8380631504784">
                <text:p>67.8380631504784</text:p>
              </table:table-cell>
              <table:table-cell office:value-type="float" office:value="67.4246012783199">
                <text:p>67.4246012783199</text:p>
              </table:table-cell>
            </table:table-row>
            <table:table-row>
              <table:table-cell office:value-type="string">
                <text:p>peer1Org2</text:p>
              </table:table-cell>
              <table:table-cell office:value-type="float" office:value="63.2246258694177">
                <text:p>63.2246258694177</text:p>
              </table:table-cell>
              <table:table-cell office:value-type="float" office:value="66.411850203149">
                <text:p>66.411850203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